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UNAIQUE BARCO, JOAQUIN ROBERT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279876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462113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UNAIQUE BARCO, JOAQUIN ROBER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7987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JAVIER HUMBERTO ALAMA CARMEN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66415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7</text:p>
          </table:table-cell>
          <table:table-cell table:style-name="Tableau1.D2" office:value-type="string">
            <text:p text:style-name="P12">266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3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3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9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NDUAVIC</text:p>
          </table:table-cell>
          <table:table-cell table:style-name="Tabla3.A2" office:value-type="string">
            <text:p text:style-name="P20">COBB</text:p>
          </table:table-cell>
          <table:table-cell table:style-name="Tabla3.A2" office:value-type="string">
            <text:p text:style-name="P20">7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1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20:36:3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